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59db" officeooo:paragraph-rsid="000959db"/>
    </style:style>
    <style:style style:name="P2" style:family="paragraph" style:parent-style-name="Standard">
      <style:text-properties officeooo:rsid="000e9654" officeooo:paragraph-rsid="000e9654"/>
    </style:style>
    <style:style style:name="P3" style:family="paragraph" style:parent-style-name="Standard">
      <style:text-properties fo:color="#000000" style:font-name="Monospace" fo:font-size="10pt" officeooo:rsid="000e9654" officeooo:paragraph-rsid="000e9654" style:font-size-asian="10pt"/>
    </style:style>
    <style:style style:name="P4" style:family="paragraph" style:parent-style-name="Standard">
      <style:text-properties fo:color="#000000" style:font-name="Monospace" fo:font-size="10pt" fo:font-weight="bold" officeooo:rsid="000e9654" officeooo:paragraph-rsid="000e9654" style:font-size-asian="10pt" style:font-weight-asian="bold"/>
    </style:style>
    <style:style style:name="P5" style:family="paragraph" style:parent-style-name="Standard">
      <style:text-properties officeooo:paragraph-rsid="000ad88b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Text_20_body">
      <style:text-properties officeooo:rsid="000959db" officeooo:paragraph-rsid="000959db"/>
    </style:style>
    <style:style style:name="P10" style:family="paragraph" style:parent-style-name="Text_20_body">
      <style:text-properties officeooo:rsid="000ad88b" officeooo:paragraph-rsid="000ad88b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db8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29138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11db8e"/>
    </style:style>
    <style:style style:name="P17" style:family="paragraph" style:parent-style-name="Standard">
      <style:text-properties fo:color="#000000" style:font-name="Monospace" fo:font-size="10pt" officeooo:rsid="000ad88b" officeooo:paragraph-rsid="000ad88b" style:font-size-asian="10pt"/>
    </style:style>
    <style:style style:name="P18" style:family="paragraph" style:parent-style-name="Standard">
      <style:text-properties fo:color="#000000" style:font-name="Monospace" fo:font-size="10pt" officeooo:rsid="000e9654" officeooo:paragraph-rsid="000e9654" style:font-size-asian="10pt"/>
    </style:style>
    <style:style style:name="P19" style:family="paragraph" style:parent-style-name="Standard">
      <style:text-properties officeooo:paragraph-rsid="0011db8e"/>
    </style:style>
    <style:style style:name="P20" style:family="paragraph" style:parent-style-name="Text_20_body">
      <style:text-properties officeooo:rsid="0011db8e" officeooo:paragraph-rsid="0011db8e"/>
    </style:style>
    <style:style style:name="P21" style:family="paragraph" style:parent-style-name="Text_20_body">
      <style:text-properties officeooo:paragraph-rsid="0011db8e"/>
    </style:style>
    <style:style style:name="P22" style:family="paragraph" style:parent-style-name="Text_20_body">
      <style:text-properties officeooo:rsid="00129138" officeooo:paragraph-rsid="00129138"/>
    </style:style>
    <style:style style:name="P23" style:family="paragraph" style:parent-style-name="Text_20_body">
      <style:text-properties officeooo:paragraph-rsid="00129138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0ad88b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0ad88b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1db8e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officeooo:rsid="000cee7b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officeooo:rsid="0011db8e"/>
    </style:style>
    <style:style style:name="T16" style:family="text">
      <style:text-properties officeooo:rsid="00129138"/>
    </style:style>
    <style:style style:name="T17" style:family="text">
      <style:text-properties fo:color="#2a00f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i Schönberg, 9314806. Einsendeaufgaben 2, Datenstrukturen I</text:p>
      <text:p text:style-name="P1"/>
      <text:h text:style-name="Heading_20_1" text:outline-level="1">Aufgabe 1</text:h>
      <text:p text:style-name="P9">a) </text:p>
      <text:p text:style-name="P6"><text:span text:style-name="T1">public</text:span><text:span text:style-name="T4"> </text:span><text:span text:style-name="T1">class</text:span><text:span text:style-name="T4"> Tree {</text:span></text:p>
      <text:p text:style-name="P6"><text:span text:style-name="T4"><text:tab/>Node </text:span><text:span text:style-name="T8">root</text:span><text:span text:style-name="T4">;</text:span></text:p>
      <text:p text:style-name="P8"><text:tab/></text:p>
      <text:p text:style-name="P6"><text:span text:style-name="T4"><text:tab/></text:span><text:span text:style-name="T1">public</text:span><text:span text:style-name="T4"> Tree(Node rootNode) {</text:span></text:p>
      <text:p text:style-name="P6"><text:span text:style-name="T4"><text:tab/><text:tab/></text:span><text:span text:style-name="T1">this</text:span><text:span text:style-name="T4">.</text:span><text:span text:style-name="T8">root</text:span><text:span text:style-name="T4"> = rootNode;</text:span></text:p>
      <text:p text:style-name="P8"><text:tab/>}</text:p>
      <text:p text:style-name="P8"><text:tab/></text:p>
      <text:p text:style-name="P6"><text:span text:style-name="T4"><text:tab/></text:span><text:span text:style-name="T1">public</text:span><text:span text:style-name="T4"> </text:span><text:span text:style-name="T1">void</text:span><text:span text:style-name="T4"> printAllKeys() {</text:span></text:p>
      <text:p text:style-name="P6"><text:span text:style-name="T4"><text:tab/><text:tab/>printKeys(</text:span><text:span text:style-name="T1">this</text:span><text:span text:style-name="T4">.</text:span><text:span text:style-name="T8">root</text:span><text:span text:style-name="T4">);</text:span></text:p>
      <text:p text:style-name="P8"><text:tab/>}</text:p>
      <text:p text:style-name="P8"><text:tab/></text:p>
      <text:p text:style-name="P6"><text:span text:style-name="T4"><text:tab/></text:span><text:span text:style-name="T1">public</text:span><text:span text:style-name="T4"> </text:span><text:span text:style-name="T1">void</text:span><text:span text:style-name="T4"> printKeys(Node startNode) {</text:span></text:p>
      <text:p text:style-name="P6"><text:span text:style-name="T4"><text:tab/><text:tab/></text:span><text:span text:style-name="T1">if</text:span><text:span text:style-name="T4"> (startNode != </text:span><text:span text:style-name="T1">null</text:span><text:span text:style-name="T4">) {</text:span></text:p>
      <text:p text:style-name="P6"><text:span text:style-name="T4"><text:tab/><text:tab/><text:tab/>System.</text:span><text:span text:style-name="T9">out</text:span><text:span text:style-name="T4">.println(startNode.getKey());</text:span></text:p>
      <text:p text:style-name="P8"><text:tab/><text:tab/><text:tab/></text:p>
      <text:p text:style-name="P6"><text:span text:style-name="T4"><text:tab/><text:tab/><text:tab/></text:span><text:span text:style-name="T1">if</text:span><text:span text:style-name="T4"> (startNode.</text:span><text:span text:style-name="T8">rightSibling</text:span><text:span text:style-name="T4"> != </text:span><text:span text:style-name="T1">null</text:span><text:span text:style-name="T4">) {</text:span></text:p>
      <text:p text:style-name="P6"><text:span text:style-name="T4"><text:tab/><text:tab/><text:tab/><text:tab/>printKeys(startNode.</text:span><text:span text:style-name="T8">rightSibling</text:span><text:span text:style-name="T4">);</text:span></text:p>
      <text:p text:style-name="P8"><text:tab/><text:tab/><text:tab/>}</text:p>
      <text:p text:style-name="P8"><text:tab/><text:tab/><text:tab/></text:p>
      <text:p text:style-name="P6"><text:span text:style-name="T4"><text:tab/><text:tab/><text:tab/></text:span><text:span text:style-name="T1">if</text:span><text:span text:style-name="T4"> (startNode.</text:span><text:span text:style-name="T8">leftmostChild</text:span><text:span text:style-name="T4"> != </text:span><text:span text:style-name="T1">null</text:span><text:span text:style-name="T4">) {</text:span></text:p>
      <text:p text:style-name="P6"><text:span text:style-name="T4"><text:tab/><text:tab/><text:tab/><text:tab/>printKeys(startNode.</text:span><text:span text:style-name="T8">leftmostChild</text:span><text:span text:style-name="T4">);</text:span>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9"/>
      <text:p text:style-name="P10">b)</text:p>
      <text:p text:style-name="P10">Ich durchlaufe den Tree in gleicher Weise wie bei a), allerdings starte ich nicht beim root Node, sondern beim leftmostChild des root Nodes. <text:span text:style-name="T12">Aufruf mit getTreeGrade()</text:span></text:p>
      <text:p text:style-name="P5"><text:span text:style-name="T5"><text:tab/></text:span><text:span text:style-name="T2">public</text:span><text:span text:style-name="T4"> </text:span><text:span text:style-name="T1">int</text:span><text:span text:style-name="T4"> getTreeGrade() {</text:span></text:p>
      <text:p text:style-name="P6"><text:span text:style-name="T4"><text:tab/><text:tab/></text:span><text:span text:style-name="T1">this</text:span><text:span text:style-name="T4">.</text:span><text:span text:style-name="T8">gradeOfTree</text:span><text:span text:style-name="T4"> = 0;</text:span></text:p>
      <text:p text:style-name="P6"><text:span text:style-name="T4"><text:tab/><text:tab/></text:span><text:span text:style-name="T1">this</text:span><text:span text:style-name="T4">.getGradeOfNode(</text:span><text:span text:style-name="T1">this</text:span><text:span text:style-name="T4">.</text:span><text:span text:style-name="T8">root</text:span><text:span text:style-name="T4">.</text:span><text:span text:style-name="T8">leftmostChild</text:span><text:span text:style-name="T4">);</text:span></text:p>
      <text:p text:style-name="P6"><text:span text:style-name="T4"><text:tab/><text:tab/></text:span><text:span text:style-name="T1">return</text:span><text:span text:style-name="T4"> </text:span><text:span text:style-name="T1">this</text:span><text:span text:style-name="T4">.</text:span><text:span text:style-name="T8">gradeOfTree</text:span><text:span text:style-name="T4">;</text:span></text:p>
      <text:p text:style-name="P8"><text:tab/>}</text:p>
      <text:p text:style-name="P8"><text:tab/></text:p>
      <text:p text:style-name="P6"><text:span text:style-name="T4"><text:tab/></text:span><text:span text:style-name="T1">private</text:span><text:span text:style-name="T4"> </text:span><text:span text:style-name="T1">void</text:span><text:span text:style-name="T4"> getGradeOfNode(Node startNode) {</text:span></text:p>
      <text:p text:style-name="P6"><text:span text:style-name="T4"><text:tab/><text:tab/></text:span><text:span text:style-name="T1">if</text:span><text:span text:style-name="T4"> (startNode != </text:span><text:span text:style-name="T1">null</text:span><text:span text:style-name="T4">) {</text:span></text:p>
      <text:p text:style-name="P6"><text:span text:style-name="T4"><text:tab/><text:tab/><text:tab/></text:span><text:span text:style-name="T13">// System.out.println(startNode.getKey());</text:span></text:p>
      <text:p text:style-name="P8"><text:tab/><text:tab/><text:tab/></text:p>
      <text:p text:style-name="P6"><text:span text:style-name="T4"><text:tab/><text:tab/><text:tab/></text:span><text:span text:style-name="T1">if</text:span><text:span text:style-name="T4"> (startNode.</text:span><text:span text:style-name="T8">rightSibling</text:span><text:span text:style-name="T4"> != </text:span><text:span text:style-name="T1">null</text:span><text:span text:style-name="T4">) {</text:span></text:p>
      <text:p text:style-name="P6"><text:span text:style-name="T4"><text:tab/><text:tab/><text:tab/><text:tab/>getGradeOfNode(startNode.</text:span><text:span text:style-name="T8">rightSibling</text:span><text:span text:style-name="T4">);</text:span></text:p>
      <text:p text:style-name="P8"><text:tab/><text:tab/><text:tab/>}</text:p>
      <text:p text:style-name="P8"><text:tab/><text:tab/><text:tab/></text:p>
      <text:p text:style-name="P6"><text:span text:style-name="T4"><text:tab/><text:tab/><text:tab/></text:span><text:span text:style-name="T1">if</text:span><text:span text:style-name="T4"> (startNode.</text:span><text:span text:style-name="T8">leftmostChild</text:span><text:span text:style-name="T4"> != </text:span><text:span text:style-name="T1">null</text:span><text:span text:style-name="T4">) {</text:span></text:p>
      <text:p text:style-name="P6"><text:span text:style-name="T4"><text:tab/><text:tab/><text:tab/><text:tab/>getGradeOfNode(startNode.</text:span><text:span text:style-name="T8">leftmostChild</text:span><text:span text:style-name="T4">);</text:span></text:p>
      <text:p text:style-name="P8"><text:tab/><text:tab/><text:tab/>}</text:p>
      <text:p text:style-name="P8"><text:tab/><text:tab/><text:tab/></text:p>
      <text:p text:style-name="P8"><text:tab/><text:tab/><text:tab/>Node currentNode = startNode;</text:p>
      <text:p text:style-name="P6"><text:soft-page-break/><text:span text:style-name="T4"><text:tab/><text:tab/><text:tab/></text:span><text:span text:style-name="T1">int</text:span><text:span text:style-name="T4"> grade = 1;</text:span></text:p>
      <text:p text:style-name="P6"><text:span text:style-name="T4"><text:tab/><text:tab/><text:tab/></text:span><text:span text:style-name="T1">while</text:span><text:span text:style-name="T4"> (currentNode.</text:span><text:span text:style-name="T8">rightSibling</text:span><text:span text:style-name="T4"> != </text:span><text:span text:style-name="T1">null</text:span><text:span text:style-name="T4">) {</text:span></text:p>
      <text:p text:style-name="P8"><text:tab/><text:tab/><text:tab/><text:tab/>grade++;</text:p>
      <text:p text:style-name="P6"><text:span text:style-name="T4"><text:tab/><text:tab/><text:tab/><text:tab/>currentNode = currentNode.</text:span><text:span text:style-name="T8">rightSibling</text:span><text:span text:style-name="T4">;</text:span></text:p>
      <text:p text:style-name="P8"><text:tab/><text:tab/><text:tab/>}</text:p>
      <text:p text:style-name="P8"><text:tab/><text:tab/><text:tab/></text:p>
      <text:p text:style-name="P6"><text:span text:style-name="T4"><text:tab/><text:tab/><text:tab/></text:span><text:span text:style-name="T1">if</text:span><text:span text:style-name="T4"> (grade &gt; </text:span><text:span text:style-name="T1">this</text:span><text:span text:style-name="T4">.</text:span><text:span text:style-name="T8">gradeOfTree</text:span><text:span text:style-name="T4">) {</text:span></text:p>
      <text:p text:style-name="P6"><text:span text:style-name="T4"><text:tab/><text:tab/><text:tab/><text:tab/></text:span><text:span text:style-name="T8">gradeOfTree</text:span><text:span text:style-name="T4"> = grade;</text:span></text:p>
      <text:p text:style-name="P8"><text:tab/><text:tab/><text:tab/>}</text:p>
      <text:p text:style-name="P8"><text:tab/><text:tab/><text:tab/></text:p>
      <text:p text:style-name="P8"><text:tab/><text:tab/>}</text:p>
      <text:p text:style-name="P8"><text:tab/>}</text:p>
      <text:p text:style-name="P17"/>
      <text:p text:style-name="P17"/>
      <text:p text:style-name="P17"/>
      <text:p text:style-name="P17"/>
      <text:p text:style-name="P3">c) Klasse ArrayNode zur Verdeutlichung der eigentlichen Konvertierung</text:p>
      <text:p text:style-name="P4"/>
      <text:p text:style-name="P2"><text:span text:style-name="T1">public</text:span><text:span text:style-name="T4"> </text:span><text:span text:style-name="T1">class</text:span><text:span text:style-name="T4"> ArrayNode {</text:span></text:p>
      <text:p text:style-name="P6"><text:span text:style-name="T4"><text:tab/></text:span><text:span text:style-name="T1">public</text:span><text:span text:style-name="T4"> Elem </text:span><text:span text:style-name="T8">key</text:span><text:span text:style-name="T4">;</text:span></text:p>
      <text:p text:style-name="P6"><text:span text:style-name="T4"><text:tab/></text:span><text:span text:style-name="T1">public</text:span><text:span text:style-name="T4"> ArrayNode[] </text:span><text:span text:style-name="T8">sons</text:span><text:span text:style-name="T4">;</text:span></text:p>
      <text:p text:style-name="P8"><text:tab/></text:p>
      <text:p text:style-name="P6"><text:span text:style-name="T4"><text:tab/></text:span><text:span text:style-name="T1">public</text:span><text:span text:style-name="T4"> ArrayNode(Elem value, </text:span><text:span text:style-name="T1">int</text:span><text:span text:style-name="T4"> sonCount) {</text:span></text:p>
      <text:p text:style-name="P6"><text:span text:style-name="T4"><text:tab/><text:tab/></text:span><text:span text:style-name="T8">sons</text:span><text:span text:style-name="T4"> = </text:span><text:span text:style-name="T1">new</text:span><text:span text:style-name="T4"> ArrayNode[sonCount];</text:span></text:p>
      <text:p text:style-name="P8"><text:tab/>}</text:p>
      <text:p text:style-name="P8"><text:tab/></text:p>
      <text:p text:style-name="P6"><text:span text:style-name="T4"><text:tab/></text:span><text:span text:style-name="T1">public</text:span><text:span text:style-name="T4"> </text:span><text:span text:style-name="T1">void</text:span><text:span text:style-name="T4"> setKey(Elem newValue) {</text:span></text:p>
      <text:p text:style-name="P6"><text:span text:style-name="T4"><text:tab/><text:tab/></text:span><text:span text:style-name="T1">this</text:span><text:span text:style-name="T4">.</text:span><text:span text:style-name="T8">key</text:span><text:span text:style-name="T4"> = newValue;</text:span></text:p>
      <text:p text:style-name="P8"><text:tab/>}</text:p>
      <text:p text:style-name="P8">}</text:p>
      <text:p text:style-name="P3"/>
      <text:p text:style-name="P3">Eigentliche Konvertierung:</text:p>
      <text:p text:style-name="P3"/>
      <text:p text:style-name="P2"><text:span text:style-name="T4"><text:tab/></text:span><text:span text:style-name="T1">public</text:span><text:span text:style-name="T4"> ArrayNode ConvertToArrayTree() {</text:span></text:p>
      <text:p text:style-name="P6"><text:span text:style-name="T4"><text:tab/><text:tab/></text:span><text:span text:style-name="T1">return</text:span><text:span text:style-name="T4"> ConvertToArrayNode(</text:span><text:span text:style-name="T1">this</text:span><text:span text:style-name="T4">.</text:span><text:span text:style-name="T8">root</text:span><text:span text:style-name="T4">);</text:span></text:p>
      <text:p text:style-name="P8"><text:tab/>}</text:p>
      <text:p text:style-name="P7"/>
      <text:p text:style-name="P6"><text:span text:style-name="T4"><text:tab/></text:span><text:span text:style-name="T1">public</text:span><text:span text:style-name="T4"> ArrayNode ConvertToArrayNode(Node node) {</text:span></text:p>
      <text:p text:style-name="P6"><text:span text:style-name="T4"><text:tab/><text:tab/>ArrayNode anode = </text:span><text:span text:style-name="T1">null</text:span><text:span text:style-name="T4">;</text:span></text:p>
      <text:p text:style-name="P6"><text:span text:style-name="T4"><text:tab/><text:tab/></text:span><text:span text:style-name="T1">int</text:span><text:span text:style-name="T4"> nodeIndex = 0;</text:span></text:p>
      <text:p text:style-name="P6"><text:span text:style-name="T4"><text:tab/><text:tab/></text:span><text:span text:style-name="T1">if</text:span><text:span text:style-name="T4"> (node != </text:span><text:span text:style-name="T1">null</text:span><text:span text:style-name="T4">) {</text:span></text:p>
      <text:p text:style-name="P6"><text:span text:style-name="T4"><text:tab/><text:tab/><text:tab/>anode = newnode_arr(</text:span><text:span text:style-name="T1">this</text:span><text:span text:style-name="T4">.getTreeGrade());</text:span></text:p>
      <text:p text:style-name="P8"><text:tab/><text:tab/><text:tab/>anode.setKey(node.getKey());</text:p>
      <text:p text:style-name="P8"><text:tab/><text:tab/> <text:s text:c="3"/></text:p>
      <text:p text:style-name="P6"><text:span text:style-name="T4"><text:tab/><text:tab/><text:tab/>Node currentNode = node.</text:span><text:span text:style-name="T8">leftmostChild</text:span><text:span text:style-name="T4">;</text:span></text:p>
      <text:p text:style-name="P6"><text:span text:style-name="T4"><text:tab/><text:tab/><text:tab/></text:span><text:span text:style-name="T1">while</text:span><text:span text:style-name="T4"> (currentNode != </text:span><text:span text:style-name="T1">null</text:span><text:span text:style-name="T4">) {</text:span></text:p>
      <text:p text:style-name="P6"><text:span text:style-name="T4"><text:tab/><text:tab/><text:tab/><text:tab/>anode.</text:span><text:span text:style-name="T8">sons</text:span><text:span text:style-name="T4">[nodeIndex++] = ConvertToArrayNode(currentNode);</text:span></text:p>
      <text:p text:style-name="P6"><text:span text:style-name="T4"><text:tab/><text:tab/><text:tab/><text:tab/>currentNode = currentNode.</text:span><text:span text:style-name="T8">rightSibling</text:span><text:span text:style-name="T4">;</text:span></text:p>
      <text:p text:style-name="P8"><text:tab/><text:tab/><text:tab/>}</text:p>
      <text:p text:style-name="P8"><text:tab/><text:tab/>}</text:p>
      <text:p text:style-name="P6"><text:span text:style-name="T4"><text:tab/><text:tab/></text:span><text:span text:style-name="T1">return</text:span><text:span text:style-name="T4"> anode;</text:span></text:p>
      <text:p text:style-name="P8"><text:tab/>}</text:p>
      <text:p text:style-name="P7"/>
      <text:p text:style-name="P6"><text:span text:style-name="T4"><text:tab/></text:span><text:span text:style-name="T1">private</text:span><text:span text:style-name="T4"> ArrayNode newnode_arr(</text:span><text:span text:style-name="T1">int</text:span><text:span text:style-name="T4"> grade) {</text:span></text:p>
      <text:p text:style-name="P6"><text:span text:style-name="T4"><text:tab/><text:tab/></text:span><text:span text:style-name="T1">return</text:span><text:span text:style-name="T4"> </text:span><text:span text:style-name="T1">new</text:span><text:span text:style-name="T4"> ArrayNode(</text:span><text:span text:style-name="T1">new</text:span><text:span text:style-name="T4"> ElemInteger(0), grade);</text:span></text:p>
      <text:p text:style-name="P8"><text:tab/>}</text:p>
      <text:p text:style-name="P3"/>
      <text:p text:style-name="P3"/>
      <text:h text:style-name="Heading_20_1" text:outline-level="1"><text:soft-page-break/>Aufgabe 2</text:h>
      <text:p text:style-name="Text_20_body"/>
      <text:p text:style-name="P20">a)</text:p>
      <text:p text:style-name="P20">Ich habe mich bei der Implementierung für ein String-Element für die Menge entschieden. Durch ein Interface oder eine Basisklasse kann die Klasse Set für jeden beliebigen Datentyp umgebaut werden.</text:p>
      <text:p text:style-name="Text_20_body"/>
      <text:p text:style-name="Standard"><text:span text:style-name="T1">public</text:span><text:span text:style-name="T4"> </text:span><text:span text:style-name="T1">class</text:span><text:span text:style-name="T4"> SetElement {</text:span></text:p>
      <text:p text:style-name="P6"><text:span text:style-name="T4"><text:tab/></text:span><text:span text:style-name="T1">private</text:span><text:span text:style-name="T4"> String </text:span><text:span text:style-name="T8">value</text:span><text:span text:style-name="T4">;</text:span></text:p>
      <text:p text:style-name="P7"/>
      <text:p text:style-name="P6"><text:span text:style-name="T4"><text:tab/></text:span><text:span text:style-name="T1">public</text:span><text:span text:style-name="T4"> SetElement(String value) {</text:span></text:p>
      <text:p text:style-name="P6"><text:span text:style-name="T4"><text:tab/><text:tab/></text:span><text:span text:style-name="T1">this</text:span><text:span text:style-name="T4">.</text:span><text:span text:style-name="T8">value</text:span><text:span text:style-name="T4"> = value;</text:span></text:p>
      <text:p text:style-name="P6"><text:span text:style-name="T4"><text:tab/>}</text:span></text:p>
      <text:p text:style-name="P6"><text:span text:style-name="T4"><text:tab/></text:span></text:p>
      <text:p text:style-name="P6"><text:span text:style-name="T4"><text:tab/></text:span><text:span text:style-name="T1">public</text:span><text:span text:style-name="T4"> String getValue() {</text:span></text:p>
      <text:p text:style-name="P6"><text:span text:style-name="T4"><text:tab/><text:tab/></text:span><text:span text:style-name="T1">return</text:span><text:span text:style-name="T4"> </text:span><text:span text:style-name="T8">value</text:span><text:span text:style-name="T4">;</text:span></text:p>
      <text:p text:style-name="P6"><text:span text:style-name="T4"><text:tab/>}</text:span></text:p>
      <text:p text:style-name="P7"/>
      <text:p text:style-name="P6"><text:span text:style-name="T4"><text:tab/></text:span><text:span text:style-name="T1">public</text:span><text:span text:style-name="T4"> </text:span><text:span text:style-name="T1">void</text:span><text:span text:style-name="T4"> setValue(String value) {</text:span></text:p>
      <text:p text:style-name="P6"><text:span text:style-name="T4"><text:tab/><text:tab/></text:span><text:span text:style-name="T1">this</text:span><text:span text:style-name="T4">.</text:span><text:span text:style-name="T8">value</text:span><text:span text:style-name="T4"> = value;</text:span></text:p>
      <text:p text:style-name="P6"><text:span text:style-name="T4"><text:tab/>}</text:span></text:p>
      <text:p text:style-name="P6"><text:span text:style-name="T4">}</text:span></text:p>
      <text:p text:style-name="Text_20_body"/>
      <text:p text:style-name="Standard"><text:span text:style-name="T1">public</text:span><text:span text:style-name="T4"> </text:span><text:span text:style-name="T1">class</text:span><text:span text:style-name="T4"> Set {</text:span></text:p>
      <text:p text:style-name="P6"><text:span text:style-name="T4"><text:tab/></text:span></text:p>
      <text:p text:style-name="P6"><text:span text:style-name="T4"><text:tab/></text:span><text:span text:style-name="T1">private</text:span><text:span text:style-name="T4"> SetElement[] </text:span><text:span text:style-name="T8">memory</text:span><text:span text:style-name="T4">;</text:span></text:p>
      <text:p text:style-name="P6"><text:span text:style-name="T4"><text:tab/></text:span><text:span text:style-name="T1">private</text:span><text:span text:style-name="T4"> </text:span><text:span text:style-name="T1">int</text:span><text:span text:style-name="T4"> </text:span><text:span text:style-name="T8">itemIndex</text:span><text:span text:style-name="T4"> = 0;</text:span></text:p>
      <text:p text:style-name="P6"><text:span text:style-name="T4"><text:tab/></text:span><text:span text:style-name="T1">private</text:span><text:span text:style-name="T4"> </text:span><text:span text:style-name="T1">int</text:span><text:span text:style-name="T4"> </text:span><text:span text:style-name="T8">sizeOfMemory</text:span><text:span text:style-name="T4">;</text:span></text:p>
      <text:p text:style-name="P6"><text:span text:style-name="T4"><text:tab/></text:span></text:p>
      <text:p text:style-name="P6"><text:span text:style-name="T4"><text:tab/></text:span><text:span text:style-name="T1">public</text:span><text:span text:style-name="T4"> Set(</text:span><text:span text:style-name="T1">int</text:span><text:span text:style-name="T4"> size) {</text:span></text:p>
      <text:p text:style-name="P6"><text:span text:style-name="T4"><text:tab/><text:tab/></text:span><text:span text:style-name="T1">this</text:span><text:span text:style-name="T4">.</text:span><text:span text:style-name="T8">memory</text:span><text:span text:style-name="T4"> = </text:span><text:span text:style-name="T1">new</text:span><text:span text:style-name="T4"> SetElement[size];</text:span></text:p>
      <text:p text:style-name="P6"><text:span text:style-name="T4"><text:tab/><text:tab/></text:span><text:span text:style-name="T1">this</text:span><text:span text:style-name="T4">.</text:span><text:span text:style-name="T8">sizeOfMemory</text:span><text:span text:style-name="T4"> = size;</text:span></text:p>
      <text:p text:style-name="P6"><text:span text:style-name="T4"><text:tab/>}</text:span></text:p>
      <text:p text:style-name="P16"><text:span text:style-name="T4">}</text:span></text:p>
      <text:p text:style-name="P13"/>
      <text:p text:style-name="P16"><text:span text:style-name="T7">b)</text:span></text:p>
      <text:p text:style-name="P13"/>
      <text:p text:style-name="Text_20_body">Nachfolgende Methoden sind innerhalb der Klasse Set implementiert. Da die verwendeten for-Schleifen immer mit der konstanten Größe “sizeOfMemory” arbeiten, ist für alle Schleifen die Laufzeit O(1).</text:p>
      <text:p text:style-name="P21"/>
      <text:p text:style-name="P19"><text:span text:style-name="T4"><text:tab/></text:span><text:span text:style-name="T1">public</text:span><text:span text:style-name="T4"> </text:span><text:span text:style-name="T1">boolean</text:span><text:span text:style-name="T4"> contains(SetElement element) {</text:span></text:p>
      <text:p text:style-name="P6"><text:span text:style-name="T4"><text:tab/><text:tab/></text:span><text:span text:style-name="T1">for</text:span><text:span text:style-name="T4"> (</text:span><text:span text:style-name="T1">int</text:span><text:span text:style-name="T4"> i = 0; i &lt; </text:span><text:span text:style-name="T8">sizeOfMemory</text:span><text:span text:style-name="T4">; i++) {</text:span></text:p>
      <text:p text:style-name="P6"><text:span text:style-name="T4"><text:tab/><text:tab/><text:tab/></text:span><text:span text:style-name="T1">if</text:span><text:span text:style-name="T4"> (</text:span><text:span text:style-name="T8">memory</text:span><text:span text:style-name="T4">[i] != </text:span><text:span text:style-name="T1">null</text:span><text:span text:style-name="T4">) <text:s/>{</text:span></text:p>
      <text:p text:style-name="P6"><text:span text:style-name="T4"><text:tab/><text:tab/><text:tab/><text:tab/></text:span><text:span text:style-name="T1">if</text:span><text:span text:style-name="T4"> (</text:span><text:span text:style-name="T8">memory</text:span><text:span text:style-name="T4">[i].getValue() == element.getValue()) {</text:span></text:p>
      <text:p text:style-name="P6"><text:span text:style-name="T4"><text:tab/><text:tab/><text:tab/><text:tab/><text:tab/></text:span><text:span text:style-name="T1">return</text:span><text:span text:style-name="T4"> </text:span><text:span text:style-name="T1">true</text:span><text:span text:style-name="T4">;</text:span></text:p>
      <text:p text:style-name="P6"><text:span text:style-name="T4"><text:tab/><text:tab/><text:tab/><text:tab/>}</text:span></text:p>
      <text:p text:style-name="P6"><text:span text:style-name="T4"><text:tab/><text:tab/><text:tab/>}</text:span></text:p>
      <text:p text:style-name="P6"><text:span text:style-name="T4"><text:tab/><text:tab/>}</text:span></text:p>
      <text:p text:style-name="P6"><text:span text:style-name="T4"><text:tab/><text:tab/></text:span></text:p>
      <text:p text:style-name="P6"><text:span text:style-name="T4"><text:tab/><text:tab/></text:span><text:span text:style-name="T1">return</text:span><text:span text:style-name="T4"> </text:span><text:span text:style-name="T1">false</text:span><text:span text:style-name="T4">;</text:span></text:p>
      <text:p text:style-name="P6"><text:span text:style-name="T4"><text:tab/>}</text:span></text:p>
      <text:p text:style-name="P6"><text:soft-page-break/><text:span text:style-name="T4"><text:tab/></text:span></text:p>
      <text:p text:style-name="P6"><text:span text:style-name="T4"><text:tab/></text:span><text:span text:style-name="T1">public</text:span><text:span text:style-name="T4"> </text:span><text:span text:style-name="T1">void</text:span><text:span text:style-name="T4"> insert(String newItemValue) {</text:span></text:p>
      <text:p text:style-name="P6"><text:span text:style-name="T4"><text:tab/><text:tab/>SetElement element = </text:span><text:span text:style-name="T1">new</text:span><text:span text:style-name="T4"> SetElement(newItemValue);</text:span></text:p>
      <text:p text:style-name="P6"><text:span text:style-name="T4"><text:tab/><text:tab/></text:span><text:span text:style-name="T1">if</text:span><text:span text:style-name="T4"> (!contains(element)) {</text:span></text:p>
      <text:p text:style-name="P6"><text:span text:style-name="T4"><text:tab/><text:tab/><text:tab/></text:span><text:span text:style-name="T1">if</text:span><text:span text:style-name="T4"> (</text:span><text:span text:style-name="T8">itemIndex</text:span><text:span text:style-name="T4"> &lt; </text:span><text:span text:style-name="T8">sizeOfMemory</text:span><text:span text:style-name="T4">) {</text:span></text:p>
      <text:p text:style-name="P6"><text:span text:style-name="T4"><text:tab/><text:tab/><text:tab/><text:tab/></text:span><text:span text:style-name="T8">memory</text:span><text:span text:style-name="T4">[</text:span><text:span text:style-name="T8">itemIndex</text:span><text:span text:style-name="T4">++] = element; </text:span></text:p>
      <text:p text:style-name="P6"><text:span text:style-name="T4"><text:tab/><text:tab/><text:tab/>}</text:span></text:p>
      <text:p text:style-name="P6"><text:span text:style-name="T4"><text:tab/><text:tab/><text:tab/></text:span><text:span text:style-name="T1">else</text:span><text:span text:style-name="T4"> {</text:span></text:p>
      <text:p text:style-name="P6"><text:span text:style-name="T4"><text:tab/><text:tab/><text:tab/><text:tab/>System.</text:span><text:span text:style-name="T9">out</text:span><text:span text:style-name="T4">.println(</text:span><text:span text:style-name="T17">"Not enough space in set"</text:span><text:span text:style-name="T4">);</text:span></text:p>
      <text:p text:style-name="P6"><text:span text:style-name="T4"><text:tab/><text:tab/><text:tab/>}</text:span></text:p>
      <text:p text:style-name="P6"><text:span text:style-name="T4"><text:tab/><text:tab/>}</text:span></text:p>
      <text:p text:style-name="P6"><text:span text:style-name="T4"><text:tab/><text:tab/></text:span><text:span text:style-name="T1">else</text:span><text:span text:style-name="T4"> {</text:span></text:p>
      <text:p text:style-name="P6"><text:span text:style-name="T4"><text:tab/><text:tab/><text:tab/>System.</text:span><text:span text:style-name="T9">out</text:span><text:span text:style-name="T4">.println(</text:span><text:span text:style-name="T17">"Error: Element with value "</text:span><text:span text:style-name="T4"> </text:span></text:p>
      <text:p text:style-name="P6"><text:span text:style-name="T4"><text:tab/><text:tab/> <text:s text:c="21"/>+ element.getValue() </text:span></text:p>
      <text:p text:style-name="P6"><text:span text:style-name="T4"><text:tab/><text:tab/> <text:s text:c="21"/>+ </text:span><text:span text:style-name="T17">" does already exists."</text:span><text:span text:style-name="T4">);</text:span></text:p>
      <text:p text:style-name="P6"><text:span text:style-name="T4"><text:tab/><text:tab/>}</text:span></text:p>
      <text:p text:style-name="P6"><text:span text:style-name="T4"><text:tab/>}</text:span></text:p>
      <text:p text:style-name="P6"><text:span text:style-name="T4"><text:tab/></text:span></text:p>
      <text:p text:style-name="P6"><text:span text:style-name="T4"><text:tab/></text:span><text:span text:style-name="T1">public</text:span><text:span text:style-name="T4"> SetElement remove() {</text:span></text:p>
      <text:p text:style-name="P6"><text:span text:style-name="T4"><text:tab/><text:tab/>SetElement result = </text:span><text:span text:style-name="T1">null</text:span><text:span text:style-name="T4">;</text:span></text:p>
      <text:p text:style-name="P6"><text:span text:style-name="T4"><text:tab/><text:tab/></text:span><text:span text:style-name="T1">if</text:span><text:span text:style-name="T4"> (</text:span><text:span text:style-name="T8">itemIndex</text:span><text:span text:style-name="T4"> &gt; 0) {</text:span></text:p>
      <text:p text:style-name="P6"><text:span text:style-name="T4"><text:tab/><text:tab/><text:tab/></text:span><text:span text:style-name="T13">// Get a random index to remove</text:span></text:p>
      <text:p text:style-name="P6"><text:span text:style-name="T4"><text:tab/><text:tab/><text:tab/>Random rnd = </text:span><text:span text:style-name="T1">new</text:span><text:span text:style-name="T4"> Random();</text:span></text:p>
      <text:p text:style-name="P6"><text:span text:style-name="T4"><text:tab/><text:tab/><text:tab/></text:span><text:span text:style-name="T1">int</text:span><text:span text:style-name="T4"> removeIndex = rnd.nextInt(</text:span><text:span text:style-name="T8">itemIndex</text:span><text:span text:style-name="T4">);<text:tab/></text:span></text:p>
      <text:p text:style-name="P6"><text:span text:style-name="T4"><text:tab/><text:tab/><text:tab/>result = </text:span><text:span text:style-name="T8">memory</text:span><text:span text:style-name="T4">[removeIndex]; </text:span></text:p>
      <text:p text:style-name="P6"><text:span text:style-name="T4"><text:tab/><text:tab/><text:tab/><text:tab/><text:tab/></text:span></text:p>
      <text:p text:style-name="P14"><text:span text:style-name="T4"><text:tab/><text:tab/><text:tab/></text:span><text:span text:style-name="T13">// Set element at removeIndex to null to let garbage collector <text:s text:c="85"/></text:span></text:p>
      <text:p text:style-name="P14"><text:span text:style-name="T13"><text:s text:c="18"/>// clear memory</text:span></text:p>
      <text:p text:style-name="P6"><text:span text:style-name="T4"><text:tab/><text:tab/><text:tab/></text:span><text:span text:style-name="T8">memory</text:span><text:span text:style-name="T4">[removeIndex] = </text:span><text:span text:style-name="T1">null</text:span><text:span text:style-name="T4">;</text:span></text:p>
      <text:p text:style-name="P6"><text:span text:style-name="T4"><text:tab/><text:tab/><text:tab/></text:span></text:p>
      <text:p text:style-name="P6"><text:span text:style-name="T4"><text:tab/><text:tab/><text:tab/></text:span><text:span text:style-name="T13">// Rearrange memory, put top most element to removeIndex</text:span></text:p>
      <text:p text:style-name="P6"><text:span text:style-name="T4"><text:tab/><text:tab/><text:tab/></text:span><text:span text:style-name="T1">if</text:span><text:span text:style-name="T4"> (removeIndex &lt; (</text:span><text:span text:style-name="T8">itemIndex</text:span><text:span text:style-name="T4">-1)) {</text:span></text:p>
      <text:p text:style-name="P6"><text:span text:style-name="T4"><text:tab/><text:tab/><text:tab/><text:tab/></text:span><text:span text:style-name="T8">memory</text:span><text:span text:style-name="T4">[removeIndex] = </text:span><text:span text:style-name="T8">memory</text:span><text:span text:style-name="T4">[(</text:span><text:span text:style-name="T8">itemIndex</text:span><text:span text:style-name="T4">-1)];</text:span></text:p>
      <text:p text:style-name="P6"><text:span text:style-name="T4"><text:tab/><text:tab/><text:tab/><text:tab/></text:span><text:span text:style-name="T8">memory</text:span><text:span text:style-name="T4">[(</text:span><text:span text:style-name="T8">itemIndex</text:span><text:span text:style-name="T4">-1)] = </text:span><text:span text:style-name="T1">null</text:span><text:span text:style-name="T4">;</text:span></text:p>
      <text:p text:style-name="P6"><text:span text:style-name="T4"><text:tab/><text:tab/><text:tab/>}</text:span></text:p>
      <text:p text:style-name="P6"><text:span text:style-name="T4"><text:tab/><text:tab/><text:tab/></text:span></text:p>
      <text:p text:style-name="P6"><text:span text:style-name="T4"><text:tab/><text:tab/><text:tab/></text:span><text:span text:style-name="T8">itemIndex</text:span><text:span text:style-name="T4">--;</text:span></text:p>
      <text:p text:style-name="P6"><text:span text:style-name="T4"><text:tab/><text:tab/>}</text:span></text:p>
      <text:p text:style-name="P6"><text:span text:style-name="T4"><text:tab/><text:tab/></text:span></text:p>
      <text:p text:style-name="P6"><text:span text:style-name="T4"><text:tab/><text:tab/></text:span><text:span text:style-name="T1">return</text:span><text:span text:style-name="T4"> result;</text:span></text:p>
      <text:p text:style-name="P6"><text:span text:style-name="T4"><text:tab/>}</text:span></text:p>
      <text:p text:style-name="P21"/>
      <text:p text:style-name="P21"/>
      <text:p text:style-name="P21"><text:span text:style-name="T15">Eine Implementierung ohne Schleifen ist für den Datentyp Integer einfach erklärt. Hier kann man das Array “SetElement[] memory” so füllen, das die integer Werte immer an der Stelle N des Array gespeichert werden. ( Zum Beispiel für Element 17: memory[16] == 17;). Die in Teil b) geforderten Methoden würden dann so aussehen, das nur Vergleiche auf die entsprechende Stelle ausgeführt werden müssten. Etwa so:</text:span></text:p>
      <text:p text:style-name="P23"><text:span text:style-name="T16">Contains: return memory[n -1] == n; → Für n = 17 also memory[16] == 17<text:line-break/>Insert: if (!contains(n)) { memory[n-1] = n; }</text:span></text:p>
      <text:p text:style-name="P22">Remove: result = memory[removeIndex]; memory[removeIndex] = null; return resu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4-18T05:51:19.787805257</meta:creation-date>
    <dc:date>2014-04-22T01:15:44.458152068</dc:date>
    <meta:editing-duration>PT1H28M29S</meta:editing-duration>
    <meta:editing-cycles>9</meta:editing-cycles>
    <meta:generator>LibreOffice/4.2.3.3$Linux_X86_64 LibreOffice_project/420m0$Build-3</meta:generator>
    <meta:document-statistic meta:table-count="0" meta:image-count="0" meta:object-count="0" meta:page-count="4" meta:paragraph-count="180" meta:word-count="623" meta:character-count="4920" meta:non-whitespace-character-count="3952"/>
  </office:meta>
</office:document-meta>
</file>